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7a32" officeooo:paragraph-rsid="001f7a32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f7a32" officeooo:paragraph-rsid="001f7a32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f7a32" officeooo:paragraph-rsid="00207592" style:font-size-asian="17.5pt" style:font-size-complex="20pt"/>
    </style:style>
    <style:style style:name="P4" style:family="paragraph" style:parent-style-name="Header">
      <style:text-properties officeooo:rsid="001f7a32" officeooo:paragraph-rsid="001f7a32"/>
    </style:style>
    <style:style style:name="T1" style:family="text">
      <style:text-properties officeooo:rsid="00207592"/>
    </style:style>
    <style:style style:name="T2" style:family="text">
      <style:text-properties officeooo:rsid="0021d7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C++</text:p>
      <text:p text:style-name="P1">Ping Pong: SuperUltraTurboExtreme</text:p>
      <text:p text:style-name="P1"/>
      <text:p text:style-name="P1">Raport #2</text:p>
      <text:p text:style-name="P1"/>
      <text:p text:style-name="P2">Rzeczy wykonane:</text:p>
      <text:p text:style-name="P2"/>
      <text:p text:style-name="P2">- rysowanie planszy</text:p>
      <text:p text:style-name="P2">- poruszenie się paletek obu graczy </text:p>
      <text:p text:style-name="P2">- poruszanie się piłeczki</text:p>
      <text:p text:style-name="P3">- kolizje między <text:span text:style-name="T1">piłką a</text:span> ścianami</text:p>
      <text:p text:style-name="P3">- kolizje między <text:span text:style-name="T1">piłką a </text:span>paletkam<text:span text:style-name="T1">i</text:span></text:p>
      <text:p text:style-name="P3"/>
      <text:p text:style-name="P2">Rzeczy do zrobienia:</text:p>
      <text:p text:style-name="P2"/>
      <text:p text:style-name="P2">- wyświetlany wynik punktacji obu graczy</text:p>
      <text:p text:style-name="P2">- pojawianie się żetonów z bonusami</text:p>
      <text:p text:style-name="P2">- aktywacja bonusów po kolizji <text:span text:style-name="T2">żetonów</text:span> z piłką</text:p>
      <text:p text:style-name="P2">- licznik czasu gry</text:p>
      <text:p text:style-name="P2">- menu główne gr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7a32" officeooo:paragraph-rsid="001f7a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kub Czarnecki</text:p>
        <text:p text:style-name="MP1">292386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18:01.623000000</meta:creation-date>
    <dc:date>2017-11-29T18:25:49.157000000</dc:date>
    <meta:editing-duration>PT7M46S</meta:editing-duration>
    <meta:editing-cycles>3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18" meta:word-count="69" meta:character-count="415" meta:non-whitespace-character-count="363"/>
  </office:meta>
</office:document-meta>
</file>